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19.36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9.64mm"/>
    </style:style>
    <style:style style:name="co6" style:family="table-column">
      <style:table-column-properties fo:break-before="auto" style:column-width="21.5mm"/>
    </style:style>
    <style:style style:name="co7" style:family="table-column">
      <style:table-column-properties fo:break-before="auto" style:column-width="19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 style:data-style-name="N3">
      <style:map style:condition="cell-content()&lt;0" style:apply-style-name="Accent" style:base-cell-address="Years.D4"/>
    </style:style>
  </office:automatic-styles>
  <office:body>
    <office:spreadsheet>
      <table:calculation-settings table:automatic-find-labels="false" table:use-regular-expressions="false" table:use-wildcards="true"/>
      <table:table table:name="commonwealth_athle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HAECKER Katharina</text:p>
          </table:table-cell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COUGHLAN Eoin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string" calcext:value-type="string">
            <text:p>Total Athletes</text:p>
          </table:table-cell>
          <table:table-cell table:formula="of:=COUNTA([.B1:.B2178])" office:value-type="float" office:value="2178" calcext:value-type="float">
            <text:p>2178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COUGHLAN Aoife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string" calcext:value-type="string">
            <text:p>Total Contests</text:p>
          </table:table-cell>
          <table:table-cell table:formula="of:=SUM([.C1:.C2178])" office:value-type="float" office:value="23590" calcext:value-type="float">
            <text:p>23590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EASTON Tinka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string" calcext:value-type="string">
            <text:p>Mean Average Contest per athlete</text:p>
          </table:table-cell>
          <table:table-cell table:style-name="ce1" table:formula="of:=AVERAGE([.C1:.C2178])" office:value-type="float" office:value="10.8310376492195" calcext:value-type="float">
            <text:p>11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COUGHLAN Maeve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string" calcext:value-type="string">
            <text:p>Median Contests per athletes</text:p>
          </table:table-cell>
          <table:table-cell table:formula="of:=MEDIAN([.C1:.C217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KATZ Nathan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string" calcext:value-type="string">
            <text:p>Median Contests per athletes</text:p>
          </table:table-cell>
          <table:table-cell table:formula="of:=MODE([.C1:.C217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KATZ Joshua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TEMESI Sebastian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BENSTED Jake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HAIN Caroline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KNOESTER Calvin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NDREWARTHA Jake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KING Sam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RAYNER Chloe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WALLIS Melanie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KOUROS Anthony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LLAN Rhys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TROTTER Hannah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JOLLY Bryan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PARK Liam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NIKOLIC Uros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GIAMBELLI Miranda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PADUCH Abigail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ZAHRA James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WRIGHT Ellen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CASSAR Harrison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BARRETO Diego de souza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DIDIER Duke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MCINDOE Kyl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MOTT Louis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CONSTANTINIDIS Frank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HILL Patrick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TIDHAR Noam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SCHUURMANS Elijah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PAPPAS Tom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REVELL Lucas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HOLLINGBERY Timothy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SWAN Maria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BERARD Nicolas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WRIGHT Norika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COLLINS Sara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VILLANI Daniel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RODGER Ashley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NTHONY Mark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KOUROS Jordan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TAJIRI Taira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JANIV Oren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CONRAN Emily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ROZIC Antonio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COLMAN Zachary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FIELDER Anneliese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FARRINGTON Sam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DOS SANTOS Ivo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OASA Tiberius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CROTON Tabitha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KIRBY BROCK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DICKINS Arni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LEE Sung Min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OZCICEK-TAKAGI Kayhan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ROBERTS MOK Owen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MEYER Amy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DE BRUINE Naomi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BROWN Steven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YOKOYAMA Toshiyuki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KARJALAINEN Jesse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LEISHMAN Cameron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GREENBANK Jordon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TICHELAAR Patrick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CHALMERS Kimberley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STEWART Liam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BROTHERS Lachlan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WOOLFE Lavina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LINDSAY Alexandra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LEISHMAN Emma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BROTHERS Saskia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WHITELEY Natasha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RUDGLEY Amber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PNG Kai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HARONI Aimee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HAMILTON Alexia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HAMILTON Chelsey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SMITH Jordan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DOBB Samuel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RENZI Carli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HADDOW Josephine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IVERSON Brent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CZARNETZKI Mira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SIMMONS Nicholas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READ Jacob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RIGDZIN Enki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TAYLOR Charisma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YOKOYAMA Angelina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TREDGOLD Liam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MILOJKOVIC Vita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PHELPS Victoria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PEPPAS Matthew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BLANCH Solomon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BLANCH Gilgamesh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COATES Sian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MADDOCKS NINA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HAUGHEY Michael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DAQUINO Matthew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NAIDOO Neeson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TANDEAN Bjorn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ROBINS Sophi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WEBB Callum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WALKER CLAYTON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REDZEPOSKI Baki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GOUTZAS TIANA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LLATT Benjamin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KELLY Kiarn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BREICH Will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REYES Stela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SPINKS Benjamin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BOYD Caleb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BRAIN Mitchell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GRANT Stephanie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HUNTER Katie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EDWARDS Conor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STUART Shayanne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RSCOTT Catherine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TOVMASIAN Ruben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RUSSELL David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PAPADIMITROPOULOS Perry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TAFFT Kiernen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IVERS Hayden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MCDOUGALL Tara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LLATT Christopher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KELLY Gavi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STUART Cain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PALMER BAILEY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WEBSTER Michael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CONRAN Isabel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CARLILE Sancia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NDERSON Dyla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DA SILVA Kare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HEMMINGS Dakota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HILL Mikali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ROGERS Darre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CARLILE Amil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HALL Vaness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WEBB Yvett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NILON Hayde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COSTANZO Vincent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KELLY Daniel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TAYLOR-BYRNES Alex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HEMMING Dakot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IVERS Rachael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DAHL Joshu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SMITH Connor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MATTHEWS Nichola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CONSTANTINIDIS Samanth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POTTER Sheke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BUSATO Alyss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VALENT Michal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EICHNER Michael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VUKOVICH Robert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MCINDOE Amber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DONEGAN Benjami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KOENIG Kyli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ZAHRA Steve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DA SILVA Kevi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OBRIEN Loga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JENKINS William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REVELL Joshu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POTTER Lachla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MCDONALD Noah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BOND Jorda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SUMMERS Daniel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WRIGHT Heidi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MATHESON Bric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VASIC Angel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STEGER Damie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KOPECNY Isabell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SIMMONS Daniel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TAKENAKA Nin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IKI Rihari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YZELMAN Benjami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CONSTANTINIDIS Stamati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YZELMAN Be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BARKS Courtne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FRANKCOMBE Terr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HAMILTON Jayd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TAFFT Xavier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CHUA Shang li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TAYLOR Sharo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IVERSON Denni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PHELPS Thoma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BRADY Richard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LKINI Youssef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QUILTER Finlay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WRIGHT Dea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DEVINE Joshu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BAIRD Angu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NEWMAN Franci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GUSTIN Jame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GIRARDI Jessic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LECKIE Bryc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DI STEFANO Lucc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WILMOTH Levi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BEZUIDENOUT Oschua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KELLY Stevi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CHADWICK Gemm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ELIOT Bryc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CHERVONSKY Sony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HEIMDALL MICHEAL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BOXELL Jorda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LOCKE SODHI Keller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BROADHEAD Be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NOLAN Blak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CAULEY Harry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ORTIZ Sebastia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HILL Dyla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BUDIARTO Meliss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MCCOLM-CHOW Dorothy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BROADWOOD Samuel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PEJIC Nikol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OBRIAN Loga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HANNAIRE Thoma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EDWARDS Jakob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JOHANSSON-CRANFIELD Klar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KIMEKLIS Teag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IHALAINEN Auror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EIFFE Ror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FONG Joshu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COATES RY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DONEGAN-CARLILE Sanci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ODONOVAN Bhavan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MOTT Ania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BURSHTEIN Ro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WATKINS Christophe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FRIDAY Mitchel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PODESSOR ASTRID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MCMULLEN Jacob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JONES David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YOUNG Jak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NABULSI Jord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TAJIRI Air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HOLDER Jacob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KEARNEY Padraic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HOLMES Mathew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WALKER Paig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FOGAGNOLO Priscu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ODONOVAN Ki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ETCHELLS Ameli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ORTIZ Samue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CROTHON Tanik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KNOESTER Michell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MOGHADAMSHAIDIE Shahee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WALLENIUS Saam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DAW Jaxo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GRAZIANI Nichola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ROSITANO Luis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NIDERLA Sylvi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LMEIDA Brend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LEE Brande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DONEGAN-CARLILE Amil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MICHAELIS Sophi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ZELLNER Benjami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GILL Jes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BUISSINK Laur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HILL Deborah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GIBBONS Brod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RZHINTAR Danie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JONES Luk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MOULDER Zachar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MURRAY Elia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GRAINGER Danyo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HUNTER Eth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CROTON Tanik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SKANES Sheldo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GOUTZAS Giorgi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WOMERSLEY Alexande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RLOVE Catherin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TROTTER Ka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PATRICK Sa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KELLY Patryk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SAWCZUK Jaku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MOORE Thoma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FREEMANTLE Clanc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MICKLE Marle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DUFFY Rachell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RYDER Kristie-Ann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RNOLD Kristoph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KOENIG Rya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LOISIO Brenda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LEONG Nichola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CHAPMAN JORDA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GERACE Giulioantoni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ROBSON GARTH Kirre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BROCH Salo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JONES Michae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Scott Jame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CASANOVA Lui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COOK Joshu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MOULDER Hamish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BEUKES Francoi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METI Meallan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LORENTE Tatu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PARENTE Aristidi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BAARS Marl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JONES Matthew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BRYSON Tavia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RAND Erik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MOGHADAMSHAIDIE Hussai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HOPKINS Anthon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MUTAHAR Yuso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CARLINGTON Lia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REVELL Samanth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RAHMING Cynthia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MCFALL Joshu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SWEETING Daleo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MUNNINGS Andrew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FORBES Kentico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FERGUSON Taliano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CUFFY Elain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BOOTLE Desmond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BAIN Emil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ROLLE Rache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BENENBY My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SMITH Marcu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BAIN Tar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STRANCHAN Danie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SMITH Alish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MCKENZIE Braide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MCPHEE Arti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HANNA Karr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INGRAHAM Sash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STRACHAN Alex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SWAIN Ozek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MARSHALL Larr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RUSSELL Jasmin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PENNERMAN Rave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HALL Dr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SWEETING Davant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MAJOR Breann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</text:p>
          </table:table-cell>
          <table:table-cell office:value-type="string" calcext:value-type="string">
            <text:p>JERIN Tahamid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</text:p>
          </table:table-cell>
          <table:table-cell office:value-type="string" calcext:value-type="string">
            <text:p>AKTHER Priyank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</text:p>
          </table:table-cell>
          <table:table-cell office:value-type="string" calcext:value-type="string">
            <text:p>AHMED JAHAN Sheja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</text:p>
          </table:table-cell>
          <table:table-cell office:value-type="string" calcext:value-type="string">
            <text:p>MILU Khaledul Hasa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</text:p>
          </table:table-cell>
          <table:table-cell office:value-type="string" calcext:value-type="string">
            <text:p>LOPA Tahamina Akta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</text:p>
          </table:table-cell>
          <table:table-cell office:value-type="string" calcext:value-type="string">
            <text:p>AMIN Afroj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</text:p>
          </table:table-cell>
          <table:table-cell office:value-type="string" calcext:value-type="string">
            <text:p>KHANOM Farin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</text:p>
          </table:table-cell>
          <table:table-cell office:value-type="string" calcext:value-type="string">
            <text:p>ANTORA Sarmin Akt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</text:p>
          </table:table-cell>
          <table:table-cell office:value-type="string" calcext:value-type="string">
            <text:p>TRIPURA Suza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</text:p>
          </table:table-cell>
          <table:table-cell office:value-type="string" calcext:value-type="string">
            <text:p>MARMA Singma Pru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WEITHERS Asa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MAXWELL Kyl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GREENE Ri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OKEY Onoh obas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CLARKE Anaiah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Z</text:p>
          </table:table-cell>
          <table:table-cell office:value-type="string" calcext:value-type="string">
            <text:p>GUILD Leo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Z</text:p>
          </table:table-cell>
          <table:table-cell office:value-type="string" calcext:value-type="string">
            <text:p>CARD Ju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Z</text:p>
          </table:table-cell>
          <table:table-cell office:value-type="string" calcext:value-type="string">
            <text:p>SANCHEZ Eddermy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Z</text:p>
          </table:table-cell>
          <table:table-cell office:value-type="string" calcext:value-type="string">
            <text:p>BALDERAMOS Dary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Z</text:p>
          </table:table-cell>
          <table:table-cell office:value-type="string" calcext:value-type="string">
            <text:p>JAMES Renick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MOGOPA Gavin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LEBANG Thato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SELLO Edwin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Tema Gwafila Leo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Babuile Phadi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Phuthego Tumiso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MAROPE Micheline Nkagisang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LEKOKO Tirelo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MONYATSIWA Adven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KIM Min young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LEAGAJANG Orapeleng Victori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TSHEKO Letlhogile Tshenol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</text:p>
          </table:table-cell>
          <table:table-cell office:value-type="string" calcext:value-type="string">
            <text:p>KHOM Ratanakmon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</text:p>
          </table:table-cell>
          <table:table-cell office:value-type="string" calcext:value-type="string">
            <text:p>PHOU Khi Phuk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</text:p>
          </table:table-cell>
          <table:table-cell office:value-type="string" calcext:value-type="string">
            <text:p>SRUN Sovandar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</text:p>
          </table:table-cell>
          <table:table-cell office:value-type="string" calcext:value-type="string">
            <text:p>CHHUN Bunyadeth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</text:p>
          </table:table-cell>
          <table:table-cell office:value-type="string" calcext:value-type="string">
            <text:p>SUN Panhga Wath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ZUPANCIC Kelita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BEAUCHEMIN-PINARD Catherine</text:p>
          </table:table-cell>
          <table:table-cell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BRIAND Etienne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TREMBLAY Stefanie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ARGELIDON Arthur</text:p>
          </table:table-cell>
          <table:table-cell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GUICA Ecaterina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VALOIS-FORTIER Antoine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BOUCHARD Antoine</text:p>
          </table:table-cell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KLIMKAIT Jessica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BURT Zachary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ROBERGE Catherine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RENAUD-ROY Alix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KRIEBER GAGNON Louis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DESCHENES Marc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LANGLOIS Bradley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GAGNE Patrick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PESSOA Sergio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REYES Kyle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BURT Emily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BESSON Marie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ORIN-MARTEL Alexis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ANCOR David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OULOMBE Mina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VALOIS Jacob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NEMETH Virginia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ARENCIBIA Alexandre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BURGESS Monika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PORTUONDO ISASI Ana laura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ELNAHAS Mohab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KENDRICK Benjamin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DEGUCHI Christa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ELANCON Joliane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POKLITAR Gueorgui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ARINEAU Alex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YOUNG Keagan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ELNAHAS Shady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OTTON Amy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ORGAN Erin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ANDRES Joe Casey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JUTEAU Gabriel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NEYOLOV Danil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OPELAND Allayah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GAUTHIER Kevin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KRAPMAN Rachel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GAUTHIER DRAPEAU Francois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RYDER Ian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SEIB Warren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OTE Maxim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GRONEN Shianne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AZOUZ Sarah Myriam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BRETON-LEDUC Charles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CGRANDLE Scott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KUNO Hanako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FRASCADORE Julien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EHMEDOVIC Sasha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GODBOUT Coralie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RODRIGUEZ Ignacio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PORTUONDO-ISASI Adriana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PITSILIS Camelia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JORA Bogdan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LEVESQUE Marylise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DEMAERE Joel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KOLIASKA Taeya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FRANCIS METHOT Audre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FIANDOR Alicia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KHATELISHVILI Luka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DARLOW Annabelle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TANNER Sierra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SAPENOV Aidos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HALA Hakim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BELLALI Yumi amal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HIRILA Maria carla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ROY Lea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ANTIC Sava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JOBB Brandon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GOBEIL- ST-AMAND Olivier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ARKWAT Mitchell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TRITTON Nicholas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PERRAULT Guillaum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WILL Frazer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YOUSSEF Youssef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SIMAO Jaquina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ELCOCK Darren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KACHUR Kalem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TESANOVIC Emilija Ema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VANDERSANDEN Erik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GOTO Tami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POPIEL Michal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DE JESUS Dontae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FORTIN DEMERS Michael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EMOND Alexandre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HENRY Anthony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WESTLAKE Kiera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WARD Alister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IMAGAWA Justin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LEMIRE Justin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RYGIELSKI Martin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EKOSKY Damien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BURT Jonah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HARRIS Isabell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JENICEK Nicole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ALOUM Sarah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ARTIN Anne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EDWARD Robert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ANTIN Patrick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ANDEL Dawson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PENCHEV Martin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BOOTH Brae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WARNER Jordann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HOSACK-BARKAY Daniel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EDILO Cecilia Marie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BURT Mackenzie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PELLETIER Malcolm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OUELLET Jean Francois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INNICK Jackson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GUERRAULT Michael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VALOIS FORTIER Beatric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EKOSKY Justin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ELLIOT Wilson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ESCOLAR Thomas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WILTSHIRE Lauri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SHEYKHISLYAMOV Dilyaver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ZIGIC Sasha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GABUN Constantin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BLACQUIERE Arno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TROTTER Keira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GAGNON Alexandra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GAUDREAULT Simon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PERKS Sarah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VANDERSANDEN Ethan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BELLISLE Miranda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ANDREWS Ben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HACHEMI Yanis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EDWARD Scott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HOUINARD Yohan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YOUNG Lochlan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KAMSTRA Kimiko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CCRISTALL Daniel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TREMBLAY Justin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LEVESQUE Arian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ORGAN McKenzi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HORAN Solomo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TEEUWEN Max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OCKEDAHL Bianca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PEPIN Anthony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EMOND Roxann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REGLAT-ARZATE Mano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DAMETTO Christia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IRAN Vincent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TEPER David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ALTHOUSE Taylor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RAYMOND Maxim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NGUYEN-HUU Yacint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HILIBECK Sash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ACMURRAY-RAMSAY Maso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AHMOUD Ossam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JEAN-PIERRE Leewi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HRIST BONNELL Kadi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BOUCHARD Mathieu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FRIZZELL Io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ICHEL Janik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SUDO Tanner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POIRIER Jeremi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ADGETT Andre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BELANGER Jasmi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DANILKOV Klavdi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LONSDALE Jame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ESONGNIK Ariel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GUERIN Anne Clar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LACZKO Shogu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LABRIE Jeremy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SARENAC Nedjo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ALDWELL Emm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LITZENBERGER Maximu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KURAMOTO Caleigh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NOBERT Seth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ALEXANDER Lochlain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BRADLEY Jackso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DEMAERE Natha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LANGLOIS Nichola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HANKS Mega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RENDER Zachar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NAKANO T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SYNNOTT Josie-Ann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ROBERTS Teyan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BECKER Rayleigh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GAGNON Jean-Philipp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AMAN Daniel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HARRIS Payto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HRISTOU Despin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GAULIN Guillaum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ostovoi Nichit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SKAF Aida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WU David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ORBETT Brook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YR Turner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POLIAKIWSKI Brett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NEUMAN Mega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SERGEEVA Juli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DAVIAU Benjami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BEIGNET Floriann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JOHNSTON Davi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GRENIER Ameli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KIM Dmitri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BOUSSARHANE Sami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FIANDOR Cheyenn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JAMIESON Tavi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DION Philip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KUNO Han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SEMYROZUM Volodymyr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ULRICH Samanth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AUBIN-MERCIER Olivier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AILHOT-SENEZ Melodi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ANUEL Alyssandra Phoeb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HENG BOIVIN Zachari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LARK Braxto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LEUNG Katsuo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BARRIAULT Victor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EDGSON Sydney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DE CARDAILLAC Frederic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BOLTE Jerom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VIENNEAU Andrew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ARTIN Matild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LOUTIER Melyss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GOUGEON-GAZE Victor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WILCZEK Alexander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ABD ELREHIM Amr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KARAS Kondeli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LONG Sea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AZOUZI Idir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TAYLOR Kelly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NASH Sebastia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DIBARTOLO Alexandr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ROUX Mariann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SOMERS Andree-An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HILL Christia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HAN Russell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ACFADYEN Liam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NUARA Adam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LEVESQUE LESSARD Nicola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TANASIUK Sash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SHEYKHISLYAMOV Emi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LANGLOIS Derek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HEITMAN Koe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SENNOT Haile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ASHWOOD Simo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POPOVICI David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EZAOUR Cameli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ARCHAMBAULT Audre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GRENAPIN Florenc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DOERFLER Baile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SAURIOL Nath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RENAUD-ROY Ev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SUDO Blak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KIM Danie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ZEGHIR Mahd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NGOMBI Migue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VALLIERE Simo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GAGNON Nicola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AMPBELL I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YOUSSEF Yassi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HANEARIN-BALCZER Jarret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BAGNELL Danie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GUBBINS Bill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WELLARD Jamiliy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POLIAKIWSKI Jord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ALEXANDER Eibhlean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NISHIMURA Ari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LOHNES Whitne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VAILLANCOURT Sophi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OULOMBE Justi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OBRIEN Dougla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DESBIENS Sar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TRAVERSY Gabrie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DIBARTOLO Nicola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BERTRAND Felix-Olivie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BRIGGS Alici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LATULIPPE Isabe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LAASS Lavann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THIFFAULT Laurenc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LANDRY Jacob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NAKAJIMA Lis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BOISVERT Jasmi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ARTIN Jule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ZHITAREVA Ann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LAPOINTE Jeremi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HARDING Rourk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GRANDCHAMP Nicola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LAMARCHE Myria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SHEFFIELD Le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GAGNON Maxi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PHARAND Philipp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ST PRIX Dant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BENOIT Maude-Helen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SCHENK Emi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THIBODEAU Philipp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SANCHEZ Dieg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BERINDE Lenut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FRANCIS Amber Jan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RYGIELSKI Natali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LEFORT Alexandri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DORE Nicola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ARCHAMBAULT Felix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TORTORELLO Jess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OGDAN Chri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SAMUELS Shira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RAYMOND Migue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FOREST Ian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SHEPANSKY Isabell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LAU Rhiann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CCRACKEN Brian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PARET Shai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CMANUS Jame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FLOYD Gunn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DOUGLAS Asi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JOLLEY Brenna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LEE Ann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BADAT Thoma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GAWAZUK-DUDAR Bret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POLOWY Kelle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OMEAU Kariss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LABRIE Marie-Pi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HANJI R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ZWIERS Stefa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SOMMERFELD Bisho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KOURRI Vasiliki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ASVESTA Sofia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TRIKOMITIS Christos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HADJIADAMOU Charilaos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XENOFONTOS Ioannis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MICHAEL Aristos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SKOUROUMOUNIS Christos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BALARJISHVILI Georgios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KRASSAS Andreas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KOURTIDIS Roudolf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NIKOLAOU Kyriakos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KROUSSANIOTAKIS Georgios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LOUKAS Louka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ANDREOU Kyprianos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PANAYI Stefanos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KONNARIS Phedias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KYRIAKOU Lazaros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ZINONOS Loizos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MICHAILIDOU Zanet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SHAKOS Panagiotis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ZINONOS Charalambos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HADJIADAMOU Evdokia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KOURRI Kypros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MATSOUKATOV Dato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GEORGIOU Minas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KELPIS Irodotos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APOSTOLOU Theocharis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PAPAPETROU Andrea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GLADYSHEV ILI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IORDANOU CHARI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KYRIAKOU Panagioti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KESIDIS Anastasio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KYPRIANOU Marin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MICHAEL PHILIPPO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CONSTANTINOU Vas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NICOLA Rober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CHARALAMPOUS Anastasio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SKOUROUMOUNIS Neokli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GERASIMOU Panagioti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ANTONIOU CONSTANTIN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NEARCHOU Andrian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KLEITOU Michali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XENOPOULOS ACHILLEA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PANAGIOTOU Themi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DEMOSTHENOUS Marilen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KOUNNA Anastasi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PANGALOU Marilen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KISSONEGRI Natali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PANAYI Antigon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AVGOUSTI Fylio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GEORGIOU Nikola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EVRIPIDOU Nikol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PANAYIOTOU Despin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SARMALLIS RAFAI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KYRIAKOU Andrea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GIASOUMI Styliano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GEORGAKIS ODYSSEA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STAVRINOU Penelop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LYTRAS Savva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PELEKANOU NAYI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DIMITRIOU ELEN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LIVADIOTOU MARI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COSTA Paul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ARESTI Oresti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KOKKIDES Georgi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KAOURANIS Christo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PANTELI Foti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PANTELI Theognosi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MARKOU Athin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TAROUIREI Eveli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DIANA DIMITRIOU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DORMPARIS Christo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ATEO Wander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FLORENTINO Robert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TORNAL Antonio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ANTANA Lwilli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ARTE Marcos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NOVA ALCANTARA Jose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ROSA Ana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GARCIA Maria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RAMIREZ Omaria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GERMAN Leidi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EDINA Lewis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RAMIREZ Elmert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GUZMAN LARA Eduardo Manuel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ANCHEZ Ariela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DEL ORBE CORTORREAL Medickson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ORILLO Moira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PEPIN Antfernee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EVERINO Darinson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EDOS Ivan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ANCHEZ Isandrina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VELASQUEZ Coral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ARTE Marialy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CABRERA Erdalina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ILVESTRE Eiraima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PENA Victor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ANTOS Daniel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GOMERA Cristhian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ONTERO Abel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DE JESUS Diana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CUELLO POLANCO Yunior Manuel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DEL CASTILLO ESPALLAT Axel alejandro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AGUASANTA Angela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BARINAS BENITEZ Clara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PEREZ Lui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GERONIMO Jose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KURY GUZMAN Samir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RODRIGUEZ Yandy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GONZALEZ HAZOURY Ivan zaki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ARTINEZ DE LOS SANTOS Daniel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EDINA Wilson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ANTANA Luis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DE LEON Adriana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DIAZ ALBURQUERQUE Laura Elisa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FIGUEREO Marcos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DE LA ROSA PEREZ Elizon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ORIANO Estefania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CABRERA Jorge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DE JESUS ALCANTARA Lorena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ERCEDES Carlos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JIMENEZ Luisa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OTANO PINA Katherin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CONTRERA Yoeliza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ONTERO Leonela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ORILLO Victor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ROSARIO Oliver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PERALTA Amaury Jose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OTANO Camila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ATOS Horacio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CAMINERO HOLGUIN Roberlina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ANDRES Raul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ERCEDES Nicol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PERALTA Marcos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POLANCO Ambar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ANTANA Oscar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DISLA Orquidia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GARCIA Adrianny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ROSARIO Luis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RODRIGUEZ MORENO Kilsi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DE LOS SANTOS Jose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LOPEZ Kenmet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QUEZADA Katherine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LACHAPELLE Maria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BIVIECA Fausto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PAULINO CAMACHO Shanella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OREL Ronny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VALDEZ Greymarlin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ORTIZ Ruth ester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ERRANO GARCIA Juan Miguel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GARCIA Yineury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GONZALEZ JIMENEZ Teresa Ines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GARCIA Rudisney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ANTANA Omar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KEVIN Elizabeth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GUZMAN Franklin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ARTINEZ Yeraldy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PINA Elizabeth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DIAZ Starling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LORENZO Darvi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ANTANA Markelly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ROSARIO Dayan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ILVETRI Derwin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LEONOR Joanel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BELTRE Susana Fernanda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LORENZO GUZMAN Robert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BUENO Wilfredo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DIAZ Gabriela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RODRIGUEZ Elizabeth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BONILLA RODRIGUEZ Ana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FLORENTINO Yamileisy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ANTOS Amado Armando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VARGAS Carlos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PEREZ Nayeli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CUELLO Beronica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BRITO Ranci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RAMIREZ Ramo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GEREZ ROSARIO Cristopher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RODRIGUEZ Joha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LAINE MARCO Yubeni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ANTANA Esdr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ARIAS Carlo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DE LEON DE LA CRUZ Jesse Francisco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ARTE FURMET Gabriel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OTANO Karili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CABRERA MARTINEZ Yarits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ENDEZ Adri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CASTRO SOSA Carlo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ADAMES Haidi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ABUD HUBIERA Emmanuel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RAMIREZ Greili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OSA HINOJOSA Leslie Daniel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EDINA GRULLART Daniel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BAUTISTA Emely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GARCIA RAMIREZ Pamel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VILLANUEVA Eliveri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ANTIAGO MICHEL Wilto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CESPEDES Alf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VARGAS HERRERA Carlos antonio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ATOS Anton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BIENVENIDO FELIX Jewel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EIPIO ALCANTARA Walkidi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VASQUEZ Noemi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CAPELLAN Maikel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ANCHEZ RODRIGUEZ Franchesc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COLLADO Jorg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DIAZ Enriquez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VIZCAINO Josia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DEL CASTILLO Arm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REYES Eliel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CHALAS REYES Rosann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CARDI Pedro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BALLARD Oscarli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GARCIA Neld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BOISARD Jos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ANTOS Jennifer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GUZMAN Samuel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RAMIREZ PENA Wend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LOPEZ Ismael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RODRIGUEZ Jos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DIAZ SERRATA Braya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LORENZO PINA Ariel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NICOLE Adrian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RODRIGUEZ Rin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PANIAGUA PENA Mary Estefany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ACOSTA DE LEON Jose Ramo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TAVERA Nicoll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DE JESUS CASTILLO Elianny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ALAZAR Ronny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VASQUEZ Garlen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VALDEZ Ros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REYES Camil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PENA Julio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DE AZA Eriberto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GUZMAN Jos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PIMENTEL PEREZ Wilrfy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DESERT Adoni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JIMENEZ Eddy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RODRIGUEZ Kilsi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CUETO Letici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OREL BURGOS Nathalie mercede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CASTRO MATOS Albis jos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HEREDIA Sandy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ARAGONEZ RAMIREZ Jeiso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EVERINO GIRON Manuel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PEREZ Luis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GUILLERMO JAVIER Lui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VARGAS Joel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FERNANDEZ Eric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BAEZ Juli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GEREZ CUELLO Orlando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ROCHA Freddy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GEREZ Junior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PENA Franyi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ATOS Synti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EJIA Onasi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GUERRERO Lilian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GALVAN Yosmeily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OVANDO Willian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ROSARIO Carolin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TURBI Lui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OZORIA Adriana Nicol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GARCIA Cindy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LIZARDO Jua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GONZALO PIE Fausto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DIEGUEZ Wander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JEREZ Michael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CUELLO POLANCO Yunior Manuel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CHALAS Starling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OZUNA Rosanni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ROSARIO Katt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ALAS PAULINO Franci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AVILA Keid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PACHECO Patrici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ESA Odr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PINA Carme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CABRERA Miche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ERALIS SORIBEL Lara paulin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FELIX Tonit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ENDOZA OLIVO An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RODR�GUEZ LUZON Michael Alexande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INAYA Ernest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ART�NEZ Edwi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FRANCO PEGUERO John Kerli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CABRERA Yaritz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JIMENEZ Yamir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IESES NUEZ Nathali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DEL CASTILLO ESPAILLAT Armando Jos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BRITO Ju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JIMENEZ Stanling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CARVAJAL ANTIGUA Katherin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EDINA PENA Julio Cesa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OLIS Mariann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JAVIER PEREZ Pedro emili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BATISTA Victo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CARCIA Mari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ONSON MARTE Manuel Artur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PEREZ Kathi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FERMIN Edward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AMADOR PINEDA Scarlin Paol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LUGO Katibe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BURGOS ROSSO Derick Manue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EDRANO Lui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RAMIREZ Stanli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ATEO RAM�REZ Flor Mar�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CORPORAN Pau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CUEVAS Adarjis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ARTE Elia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�NGEL MIGUEL Santan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GOMERA VALDEZ Cristhian Nicola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BAEZ MEJIA Angel Osca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RODRIGUEZ Ismae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CASTRO DE LANCE Luis Gabrie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RAMIREZ Samue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TRINIDAD Mari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CUEVAS Juancit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HUBIERA VASQUEZ An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ERRANO FABIAN Jean lui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NOVAS PE�A Cleudyn Manue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ANTOS Genesi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HICHE Keil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PEGUERO CASTILLO Alejandr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VICENTE Gleni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FIEZ Jh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ABAD MATEO Kendr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OLER Yuleis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LORENZO Ron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CONSORO Isaur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RAMIREZ Stanl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ATOS Branl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ORBE CONCEPCION Rafae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BAUTISTA Marianl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BELTRE Francisc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IMON Ram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FERMIN Rosari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ASENCIO Luzm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ENCARNACION Wilesk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LOPEZ Yocair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GUILLEN Jeis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VENTURA Aimel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J</text:p>
          </table:table-cell>
          <table:table-cell office:value-type="string" calcext:value-type="string">
            <text:p>NAULU Josateki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J</text:p>
          </table:table-cell>
          <table:table-cell office:value-type="string" calcext:value-type="string">
            <text:p>TAKAYAWA Tevita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J</text:p>
          </table:table-cell>
          <table:table-cell office:value-type="string" calcext:value-type="string">
            <text:p>TAKAYAWA Nathaly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J</text:p>
          </table:table-cell>
          <table:table-cell office:value-type="string" calcext:value-type="string">
            <text:p>TAKAYAWA Nacanieli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J</text:p>
          </table:table-cell>
          <table:table-cell office:value-type="string" calcext:value-type="string">
            <text:p>TAKAYAWA Nemani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J</text:p>
          </table:table-cell>
          <table:table-cell office:value-type="string" calcext:value-type="string">
            <text:p>RASOKISOKI Sisili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J</text:p>
          </table:table-cell>
          <table:table-cell office:value-type="string" calcext:value-type="string">
            <text:p>TAKAYAWA Shanic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J</text:p>
          </table:table-cell>
          <table:table-cell office:value-type="string" calcext:value-type="string">
            <text:p>VALENTINE Elizabeth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J</text:p>
          </table:table-cell>
          <table:table-cell office:value-type="string" calcext:value-type="string">
            <text:p>TALEI Iso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</text:p>
          </table:table-cell>
          <table:table-cell office:value-type="string" calcext:value-type="string">
            <text:p>NJIE Faye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</text:p>
          </table:table-cell>
          <table:table-cell office:value-type="string" calcext:value-type="string">
            <text:p>PAZIAUD Kog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</text:p>
          </table:table-cell>
          <table:table-cell office:value-type="string" calcext:value-type="string">
            <text:p>JOBE Omar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</text:p>
          </table:table-cell>
          <table:table-cell office:value-type="string" calcext:value-type="string">
            <text:p>PAZIAUD Hassa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POWELL Natalie</text:p>
          </table:table-cell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CONWAY Sally</text:p>
          </table:table-cell>
          <table:table-cell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CKENZIE Ashley</text:p>
          </table:table-cell>
          <table:table-cell office:value-type="float" office:value="165" calcext:value-type="float">
            <text:p>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MYTHE-DAVIS Nekoda</text:p>
          </table:table-cell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RENICKS Kimberley</text:p>
          </table:table-cell>
          <table:table-cell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ADLINGTON Sarah</text:p>
          </table:table-cell>
          <table:table-cell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RENSHALL Lucy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PIOVESANA Lubjana</text:p>
          </table:table-cell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YEATS-BROWN Katie-Jemima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OWELL Gemma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ILES Chelsie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FLETCHER Benjamin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IBBONS Gemma</text:p>
          </table:table-cell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LIVESEY Amy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CHLESINGER Alice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CHAMBERLAIN Frazer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URNS Nathon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EDWARDS Kelly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WILLIAMS Daniel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DAWSON Patrick</text:p>
          </table:table-cell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PIECHOTA Olivia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URNS Andrew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FLETCHER Megan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AM Eric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LIVESEY Owen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RAMSAY Connie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PETGRAVE Jamal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OATES Colin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TEWART Max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TADDON Kelly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TOPRAK Acelya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PLATTEN Amy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ARVEY Molly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REED Tom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VAREY Gregg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CWATT Stuart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NAIRNE Lele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LUDFORD Shelley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LIVESEY Bekky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AWITI-ALCARAZ Philip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OSIEWSKI Jan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REENIDGE Wesley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JAVADIAN Yasmin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REID Emma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ACDONALD Neil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ALL Samuel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HERRINGTON Christopher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KEEBLE Lewis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ALL Gary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RENICKS Louise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TURNER Aaron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CALLER Jodie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WILSON Malin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WHITAKER Jaime-leigh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POWELL Daniel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THOMPSON Rhys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PITMAN Faith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WALKER Stephanie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YERS Jodie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DRYSDALE DALEY Ebony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PURSSEY Matthew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OYLE Michelle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WAKES Henry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ALL Adam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ACKER-JONES Jasmine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PELLMAN Olivia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OLLEY Lanina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DAVIS Thomas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THOMSON Scott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NUNN Chloe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LOVELL-HEWITT Harry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ILES Joshua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TEELE Josie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PETERSEN POLLARD Kelly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CLARK Sarah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HORT Alexander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CHOFIELD Neil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ELBOURNE Andrew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AWITI ALCARAZ Prisca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INGLIS Stephanie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AUSTIN James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AYES James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OBROWSKA Sian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CALDER Cailin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ULLEN Jodie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ORLEY Michael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ILES Peter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TRINDER Graham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FERGUSON David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ALDRIDGE Jacob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PALDING-MCINTOSH Theodore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TYTLER Rachel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ATEMAN Kiera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URTON Euan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VOLANTE Valentino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FOURNIER Laure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IRELAND Connor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CARDONE Julia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ROWE Lucas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AWKES Rachael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FRYER Michael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DEWAR Jonathan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ILLAR James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FARRANCE Beau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AWKES Sarah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YOUNG Charlie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LACKIE Abbi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FRASER Natasha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RABBITT Daniel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MITH Jack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MITH Georg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PASKE Alex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DAY Lucy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TOWLE Rachel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OFFAT Aiden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RYANT Karina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CLEMPNER Matthew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COX Sophie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UNRO Dylan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KINNANE Caroline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RANT Aimee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ARTIN James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PACITTI Daniel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OORHEAD Lachlan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JONES William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IMRIE Del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COOPER Emily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OON Sally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PLATT Archie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ROSVENOR Leah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LEWIS Jad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KING Lucy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ELLIOTT Matthew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AWITI ALCARAZ Joshua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QUIGLEY Ryan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CALDER Reec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OBY Annie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RAZZINO Ottavio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ARTELL Sean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ARRATT Oliver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POTTS Connor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KEEN Tatum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FLEMING Ashley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RIJKSEN SALMAN Ryan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RITCHIE Emily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PARK Oliver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OCONNOR Joshua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EKHON Harkirat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OSTOCK Mae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OSHAL Adam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ACDONALD Colin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ILLER Aaron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ANCOCKS Darcie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REID James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JONES Holly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POTTER Sebastian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AME Molli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WILLIS Hayley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WIDDICOMBE Lewis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DI DOMENICO Oscar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LYNCH Josef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OON Rachel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ARBER Caitlin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LAIR Leah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TEPHENS Verity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IMRIE Storm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WINSTON Gordon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WARR Jade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POWELL Kirsty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CUSACK Scott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OJAT Sofija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ATHIAS Ashley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ENNETT Callum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MITH Jessica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LEKISHVILI Lasha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ALLOUMAS Georga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COUSINS Peter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NADAL Sebastia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ADAMAN Adam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WALLS Imoge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URPHY Jack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JOHNSTONE Sophi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OYCE Matthew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ROBYNSLANDRICOMBE Chlo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POTTS Samuel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LUCKUS Tomas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AIR Daniel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ALLAN Finlay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IMRIE Tomi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PERRY Samuel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ORAM Amy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FEENAN Iai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EADOWS Bethany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OWEN Oskar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REGORY Max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NASH Oliver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ANDERSON Ra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ORDON BROWN Jessic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ORRISON Zachary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ALIP Mohammad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CHESNEY Oliver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ARSH Kirsty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WALKER Kat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NORTHALL Gwenlli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FORREST Emm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LISH Thoma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FALLON Craig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WOOD Hannah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PATEMIAN Artur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ORDON Yasmi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THORPE Aime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VINCENT Peter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REID-THOMAS Camero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DODGE Brando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EAMISS Tob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RIFFITH Grac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ENTHAM Holl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PURLLANT Jack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CWATT Andrew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PEARCE Scott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JOHNSON William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VASEKIN Alex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DAVIN Kiera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IPP Samanth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ODGSON Jack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WOOD Murra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URBAN Benjami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PURVES Lindsa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KELSALL Christin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KELLEY Christopher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ASHTON FARR Liam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ADRIF Nordin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WILSON Connor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ROWN Max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PROCTOR Ja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TURNBULL Rya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KIMURA Showgo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ATKINSON Jack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LACK Jami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LAMBERT Spencer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ERTOCCHI Leonardo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ILL Isaac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ARISTIDOU Aristide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OLWELL Adam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NICHOLLS-BURTON TOM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CURRY Jack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ELL JOSHU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ROOTS Sophi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AGIN Isaac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CHAATOUF Abdurrahma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OAKELL Ev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RANCEV Rusla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TODMAN Fion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PENCER PICKUP Jami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JACKSON Chlo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KUMESU EGRI Christopher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OWEN Chlo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KHALIK Adam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MYTHE Kiero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PEDEN Eri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RIDGES Ebonni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EXT Ray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REILLY Dominic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FORBES Hele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ARK Lewi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RESEIGH Jame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CHARLES Camero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ASTERS Kiera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RENWICK Jami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URT Rya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UCHANAN Joh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DREW Jami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ARNIKEL Ashleigh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EDWARDS Christopher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CBEATH Abigael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EHLAN Jacob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JACKSON Benjami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ERSINI Benjami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ORLEDGE Ky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EVANS Harriso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DUXBERRY Jemim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PROCTOR Roxann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TOWNSEND Be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KENNEDY Mitchel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RICHARDSON Jessic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ARNES Jack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WILD Mark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ERCER Thoma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LOCKYEAR Row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ABIDEKUN Fayokem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USTARD Harr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LOWE Samanth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AEZ Loui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ILL Joshu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PETGRAVE Samue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HORT Olive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FRANCIS Ka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EWITT Laur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ARRIS Io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VENABLES Thoma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LOVE Christophe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TEWART Eu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REID OLIVI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NAIRNE Eth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IMRIE Scot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KIRK Thoma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JOHNSON Thoma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LITTLE Thoma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CDONALD Morg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KITCHEN Isobe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COX Kately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TAYLOR Haze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OWARD Reec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NIVEN Hannah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THOMSON Ry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ANDREWS Joseph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UCKER Matthew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URPHY Cono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NEWELL Jodi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CCALLION Aoif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NASH Thoma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YOUNG Eleano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WYKE Samue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EHLAN Kier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LLOYD Eli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CARL Jessic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RANFORD Alec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RIJKSEN-SALMAN Alexande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CNEALIS Domini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ASHTON Samue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UTCHINSON Craig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IMPSON Nei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NIVEN Emil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JACKSON Ev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ALES Aar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WILSON Kait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OPE Joh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TERO Oliv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OORE Megha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OLT Michell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DAFALLAH Ayou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FLEMING Dougla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ACDONALD Morga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VALLEJERA Renz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ARRIS Oliv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DONALD Aide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JAMES Len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OLT Danie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DAVIS Jas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REEN Sebastia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ZAIN-PROSSER Harr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RODGERS Jad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ANGOLA LUNATU Deborah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ILL CHANDL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CFADDEN Jami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CASSIDY Pet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CNEILL Joseph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OOTH Willia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TRINGER Jasmin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JACKSON Rache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CLACHLAN Rache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DODGE Chlo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PANAYI Andrew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RIFFITHS Bryon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WREN Trista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TANNARD Leonar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DELSOL Loui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CARROLL Emm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ICKMAN Emil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JORDAN Jodi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FARBON Alex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CALDWELL Benjami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WALKER Eilish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AWKINS Lore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HAMPSHIRE Alexand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QADEER Mohammad Muaaza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URNIE Edwar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FOTHERINGHAM Davi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LEONARD Conno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JONES Chlo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BELGROUNE Ada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WILKES Emm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RANNER Imoge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HIPP Joshu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URPHY Max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ORGAN Rhodr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PAINE Francesc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WILLIAMS Daniell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THOMAS Luk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WILSON Sia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KEELER Etienn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Wheatley Rache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VON MALLINCKRODT Willia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TUART Callu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RAY Georg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MORLAND imoge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ALVIS Chlo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SCOBBIE Davi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PURSSEY Jonath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REENIDGE Georgi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HA</text:p>
          </table:table-cell>
          <table:table-cell office:value-type="string" calcext:value-type="string">
            <text:p>NARTEY Emmanuel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HA</text:p>
          </table:table-cell>
          <table:table-cell office:value-type="string" calcext:value-type="string">
            <text:p>SZOGEDI Szandra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HA</text:p>
          </table:table-cell>
          <table:table-cell office:value-type="string" calcext:value-type="string">
            <text:p>AHIAVOR Victor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HA</text:p>
          </table:table-cell>
          <table:table-cell office:value-type="string" calcext:value-type="string">
            <text:p>AMOAKO Alex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HA</text:p>
          </table:table-cell>
          <table:table-cell office:value-type="string" calcext:value-type="string">
            <text:p>AGUDOO Dominic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HA</text:p>
          </table:table-cell>
          <table:table-cell office:value-type="string" calcext:value-type="string">
            <text:p>ABUGIRI Razak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HA</text:p>
          </table:table-cell>
          <table:table-cell office:value-type="string" calcext:value-type="string">
            <text:p>ANANI Kwadjo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HA</text:p>
          </table:table-cell>
          <table:table-cell office:value-type="string" calcext:value-type="string">
            <text:p>ALHASSAN Al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HA</text:p>
          </table:table-cell>
          <table:table-cell office:value-type="string" calcext:value-type="string">
            <text:p>ALHASSAN Abubaka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HA</text:p>
          </table:table-cell>
          <table:table-cell office:value-type="string" calcext:value-type="string">
            <text:p>NORMESHIE Raymon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HA</text:p>
          </table:table-cell>
          <table:table-cell office:value-type="string" calcext:value-type="string">
            <text:p>ALHASSAN Timm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HA</text:p>
          </table:table-cell>
          <table:table-cell office:value-type="string" calcext:value-type="string">
            <text:p>ABDUL MUMUNI Ibrahi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Y</text:p>
          </table:table-cell>
          <table:table-cell office:value-type="string" calcext:value-type="string">
            <text:p>ELCOCK Darren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Y</text:p>
          </table:table-cell>
          <table:table-cell office:value-type="string" calcext:value-type="string">
            <text:p>LALL Rau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THOUDAM Kalpana Devi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SAINI Jasleen Singh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SINGH Avtar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LIKMABAM Shushila Devi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CHOUDHARY Garima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HUIDROM Sunibala Devi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MAAN Tulika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YADAV Vijay Kumar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BRAR Harshdeep Singh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CHANU Angom Anita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CHANA Navjot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BALHARA Pincky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KAUR Rajwinder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SHARMA Nutan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ALI Mohsin Gulab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TARIYAL Suchika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RUHIL Vishal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CHONGTHAM Jina Devi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FOUJDAR Krishna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DEVI Laishram Nirupama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VINITA Vinita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DEVI Khumujam Tombi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JADHAV Malaprabha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THANGJAM Tababi Devi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RAWAT Sachin singh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ROHIT Rohit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KOMAL Komal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KADIAN Mayank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MANN Sachin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SINGH Jobandeep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PATHANIA Sahil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TOKAS Megha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NANDAL Manjeet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CHANAM Rebina Devi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NAIN Amit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LALIT Lalit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TOKAS Gayatri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SHARMA Unnati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LAISHRAM Roshni Devi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KUMAR Shiva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PARAMJEET Paramjeet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TOKAS Harsh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BALA Rajni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SINGH Sarabjit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MOURYA Yamini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TAKHELLAMBAM Inunganbi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MAAN Karanjit Singh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MITLESH Mitlesh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NONGMEIKAPAM Somorjit Singh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NITIN Chauh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JYOTI 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CHAUHAN Niti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MALIK Ashish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KUMAR Pramod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SWAITA Swait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TOKAS Mahim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MISTRY Ajay Devilal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PATIL Apoorva Mahesh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SINGH Attar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SHEDGE Shravan vika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HARISH Harish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MALIK Sachi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KULDEEP Kuldeep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BHAU Shikh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MANN Divy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SINGH Kara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YADAV Ramashre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VIKRAM Vikram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KUMAR Amit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AWASTHI Gaura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SEHRAWAT Mohit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MANPREET Manpreet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PREETY Preet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LANGPOKLAKPAM Rubina Devi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SIMRAN Simra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SINGH Harshpreet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SINGH Shamsher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KHAVARE Snehal ramesh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KHARB Vika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PRIYANKA Priyank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LOHAR Kushal Kallapp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THINGUJAM Chaoba chanu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GURUNG Savit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KUMAR Jati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PREETI Preeti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SAHI Jaswinder singh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KAUR Ravneet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JAISWAL Deepik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CHANA Navdeep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MOHITE Rohini Sambhaji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PARVEEN Parvee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KOUR Prabhjo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MONGJAM Kabita dev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AWASTHI Ajee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SANJAY Sanja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RANI Ran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KAUR Manjo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SINGH Bhupinde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IROM Sanju singh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KUMAR Shubha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LUHACH Sweet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PATEL Yash bipinchandr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ANAND Anand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PAL Jatinde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SALGAR Neeta sambhaj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AARTI Aart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MADARAHALLI NAGALINGA Vasundar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KHAIDEM Rina Dev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CHANG WING Yi Shival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DHOPESHWAR Rucha rahu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KUMAR Parikshi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SINGH Sanyogit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KAUR Navroop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CHAHAL Pink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GUPTA Virendra Kuma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SINGH Udayvi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SINGH Pradee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KUMAR Manoj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SHARMA Tarun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NARESH Naresh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SAVITRI Savitr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SEVTA Rahu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RANJEETA Ranjeet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LOVELY Lovepree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YADAV Vishal Kuma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MOKASHI Komal gorakhnath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KAUR Gagandee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NINGTHOUJAM Sarda dev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KUMAR Sachi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JAGRITI Jagrit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KHAIDEM Sanathoi Dev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RAUT Shubhangi subhash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NARANG Sahi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BALHARA Nilesh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MANINDER Manind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YADAV Aja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LALHUMHIMI Lalhumhim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KUMAR Babu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ALUMBAYAN Jitend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KUMAR Ashawan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SINGH Balvind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NARENDER Narend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SHAHAPURKAR Pooja Prakash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KARAKUNNEL Hariprasa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SINGH Sanjeev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SHIVANI Shivan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SINGH Vikend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KUMAR Ashish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M</text:p>
          </table:table-cell>
          <table:table-cell office:value-type="string" calcext:value-type="string">
            <text:p>DRYSDALE DALEY Ebony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M</text:p>
          </table:table-cell>
          <table:table-cell office:value-type="string" calcext:value-type="string">
            <text:p>WALDENBURG Devi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KANA Dianah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MURAGU Alic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KINYANJUI Isaac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ATIENO Carlos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SANG Kiplangat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KIRIMI Joh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MBURU Georg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SAMORA Robiso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RAREMI Elizabeth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MASHOBO Jame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RATUGI Esthe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WANJIRU Esther Njer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OLOO Collin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GATHIRU Peterso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MAMALI Milto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KAIRABI John Nderitu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AMOS Aor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OKOTH Dorin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WAMBI Samso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MACHARIA Lydia Wangu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NATO Elvi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KARIUKI Peter Kamau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YUNGU Tobia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KARANJA Daniel Ndungu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WANGUI Peter Kamau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MBANE Evan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OMONDI Joshu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KIARIE Hannah wanjiku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NGAMAU Geofre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IKIUGU Esth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NYAORA Geofre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ANANGWE Joh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MUGENDI MUGAMBI Charle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OCHIENG Joseph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SANG Kipyeg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WANGECHI Ceciliah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WACHIYA Petronill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R</text:p>
          </table:table-cell>
          <table:table-cell office:value-type="string" calcext:value-type="string">
            <text:p>IOSUA Vakalah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R</text:p>
          </table:table-cell>
          <table:table-cell office:value-type="string" calcext:value-type="string">
            <text:p>NOKETI Nanimata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GOH XUAN L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SIA Andrew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CHAN POR HAO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KEN JEH Kenji Choi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WEI FU Chong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SIM Brento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DESMOND LAI Zhunliang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ANGELINE CHOI E AN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MOHD FIKRI Mohd farhan uzair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MATRONATI MEL MOTUSI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CHOI E-FAY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LOW Xinn Qha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TAN TZE NING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MOHAMMED NOOR Mohammed ezza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MOHAMAD TAHIR Nor izzatul fazli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AMRAN Nur ai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SHAHABUDDIN Siti noor aisyah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WONG Jin Xia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SOH Yew 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NIK AZMAN Nik norlydiawat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W</text:p>
          </table:table-cell>
          <table:table-cell office:value-type="string" calcext:value-type="string">
            <text:p>BONFACE Harriet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W</text:p>
          </table:table-cell>
          <table:table-cell office:value-type="string" calcext:value-type="string">
            <text:p>NDAWU Emmanue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W</text:p>
          </table:table-cell>
          <table:table-cell office:value-type="string" calcext:value-type="string">
            <text:p>CHIKUMBU Evanc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W</text:p>
          </table:table-cell>
          <table:table-cell office:value-type="string" calcext:value-type="string">
            <text:p>KATHEWERA Chikondi Samue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W</text:p>
          </table:table-cell>
          <table:table-cell office:value-type="string" calcext:value-type="string">
            <text:p>BENJAMIN Ver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W</text:p>
          </table:table-cell>
          <table:table-cell office:value-type="string" calcext:value-type="string">
            <text:p>WYSON Dyles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W</text:p>
          </table:table-cell>
          <table:table-cell office:value-type="string" calcext:value-type="string">
            <text:p>MWANGONDE Jea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W</text:p>
          </table:table-cell>
          <table:table-cell office:value-type="string" calcext:value-type="string">
            <text:p>SAMU Mphats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T</text:p>
          </table:table-cell>
          <table:table-cell office:value-type="string" calcext:value-type="string">
            <text:p>BEZZINA Marco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T</text:p>
          </table:table-cell>
          <table:table-cell office:value-type="string" calcext:value-type="string">
            <text:p>SAYWELL Jerem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T</text:p>
          </table:table-cell>
          <table:table-cell office:value-type="string" calcext:value-type="string">
            <text:p>BEZZINA Isaac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T</text:p>
          </table:table-cell>
          <table:table-cell office:value-type="string" calcext:value-type="string">
            <text:p>ESPOSITO Katryn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T</text:p>
          </table:table-cell>
          <table:table-cell office:value-type="string" calcext:value-type="string">
            <text:p>CAMILLERI Joann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T</text:p>
          </table:table-cell>
          <table:table-cell office:value-type="string" calcext:value-type="string">
            <text:p>LAW Bren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Z</text:p>
          </table:table-cell>
          <table:table-cell office:value-type="string" calcext:value-type="string">
            <text:p>SIGAUQUE Neuso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Z</text:p>
          </table:table-cell>
          <table:table-cell office:value-type="string" calcext:value-type="string">
            <text:p>ACACIO Marlon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Z</text:p>
          </table:table-cell>
          <table:table-cell office:value-type="string" calcext:value-type="string">
            <text:p>MADEIRA Edson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Z</text:p>
          </table:table-cell>
          <table:table-cell office:value-type="string" calcext:value-type="string">
            <text:p>LOFORTE Kevin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Z</text:p>
          </table:table-cell>
          <table:table-cell office:value-type="string" calcext:value-type="string">
            <text:p>CARLOS JUNIOR Artur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Z</text:p>
          </table:table-cell>
          <table:table-cell office:value-type="string" calcext:value-type="string">
            <text:p>SIQUIR Ayton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Z</text:p>
          </table:table-cell>
          <table:table-cell office:value-type="string" calcext:value-type="string">
            <text:p>FERREIRA Jacira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Z</text:p>
          </table:table-cell>
          <table:table-cell office:value-type="string" calcext:value-type="string">
            <text:p>MARTINS Yannick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Z</text:p>
          </table:table-cell>
          <table:table-cell office:value-type="string" calcext:value-type="string">
            <text:p>LUZIA Bruno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Z</text:p>
          </table:table-cell>
          <table:table-cell office:value-type="string" calcext:value-type="string">
            <text:p>MARTINS Helder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Z</text:p>
          </table:table-cell>
          <table:table-cell office:value-type="string" calcext:value-type="string">
            <text:p>RIBEIRO Samuel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Z</text:p>
          </table:table-cell>
          <table:table-cell office:value-type="string" calcext:value-type="string">
            <text:p>NASSONE Mauro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Z</text:p>
          </table:table-cell>
          <table:table-cell office:value-type="string" calcext:value-type="string">
            <text:p>FUMO Micae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Z</text:p>
          </table:table-cell>
          <table:table-cell office:value-type="string" calcext:value-type="string">
            <text:p>MACHACANE Uricso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Z</text:p>
          </table:table-cell>
          <table:table-cell office:value-type="string" calcext:value-type="string">
            <text:p>BERNARDO Danie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Z</text:p>
          </table:table-cell>
          <table:table-cell office:value-type="string" calcext:value-type="string">
            <text:p>MATOS Narcis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Z</text:p>
          </table:table-cell>
          <table:table-cell office:value-type="string" calcext:value-type="string">
            <text:p>MANJATE Alfred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Z</text:p>
          </table:table-cell>
          <table:table-cell office:value-type="string" calcext:value-type="string">
            <text:p>FONDO JUNIOR Carlito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Z</text:p>
          </table:table-cell>
          <table:table-cell office:value-type="string" calcext:value-type="string">
            <text:p>MATOLA Jona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MORAND Priscilla</text:p>
          </table:table-cell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LEGENTIL Christianne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SYLVA Sarah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LAURENT Pascal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LAPROVIDENCE Annabell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PERRINNE Sebastien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ADONIS Hansley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CHARLOT Jonathan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JEAN PIERRE Kimberley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BIJOU Jason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PAULIN Macleon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ALBERT Jeff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CARRON Louis Christopher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VILBRUN Marie celeste andrea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MOOTIEN Warre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ETIENNE Brya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EDOUARD William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BEGUE Jean francoi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CATAPERMAN Fabric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BEGUE Louis Daniel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LOUMEAU Laetiti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NIOLE Jean alai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NANON Joh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FRANCOIS Aniell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SEBLIN Pascal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SPEVILLE Chrystin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GOURDIN Steeve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COLLET Robi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ST PIERRE Jerem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RAVINA Chrisnabell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COLLET Robinso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BAPTISTE Sebastie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ST PIERRE Meliss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DURHONE Tracy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CUPIDON Charlain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COLET Aniell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SAMOISY Jessic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FRANCOIS Stacy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BAPTISTE Jeekent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RIGOBERT Mik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RESIDU Dyl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PERRINNE Chandrin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EVENOR Noemi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mercure Meir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PAKEEREE Melvin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GUILLAUME Gar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RAVINA Stenio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PERRINE Marie coni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BEGUE Hardle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BOODHOO Jean yve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ALLAS Alain michae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HUMMUTH Uma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LEVEILLE And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PLAICHE Adel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PARMUNSING Ansle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JACQUIN Andrew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DULMAR Shan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COLLET Ronald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MARIANNE Isabell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BLANCHE And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ANDRE Joachi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FEUILLET Rem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R</text:p>
          </table:table-cell>
          <table:table-cell office:value-type="string" calcext:value-type="string">
            <text:p>AUGUSTINE Esther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R</text:p>
          </table:table-cell>
          <table:table-cell office:value-type="string" calcext:value-type="string">
            <text:p>AUDU Franca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R</text:p>
          </table:table-cell>
          <table:table-cell office:value-type="string" calcext:value-type="string">
            <text:p>SOLOMON Eniafe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R</text:p>
          </table:table-cell>
          <table:table-cell office:value-type="string" calcext:value-type="string">
            <text:p>GOFIT Winnie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R</text:p>
          </table:table-cell>
          <table:table-cell office:value-type="string" calcext:value-type="string">
            <text:p>IKA BASSEY Ns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R</text:p>
          </table:table-cell>
          <table:table-cell office:value-type="string" calcext:value-type="string">
            <text:p>UDEZE Ogechi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R</text:p>
          </table:table-cell>
          <table:table-cell office:value-type="string" calcext:value-type="string">
            <text:p>CHRISTOPHER Michael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R</text:p>
          </table:table-cell>
          <table:table-cell office:value-type="string" calcext:value-type="string">
            <text:p>BASHIR Fatim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R</text:p>
          </table:table-cell>
          <table:table-cell office:value-type="string" calcext:value-type="string">
            <text:p>EBERE Rit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R</text:p>
          </table:table-cell>
          <table:table-cell office:value-type="string" calcext:value-type="string">
            <text:p>EDWIN Patrick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R</text:p>
          </table:table-cell>
          <table:table-cell office:value-type="string" calcext:value-type="string">
            <text:p>ACHANYA Friday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R</text:p>
          </table:table-cell>
          <table:table-cell office:value-type="string" calcext:value-type="string">
            <text:p>FOLORUNSO Bosed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R</text:p>
          </table:table-cell>
          <table:table-cell office:value-type="string" calcext:value-type="string">
            <text:p>AZEEZ Adij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R</text:p>
          </table:table-cell>
          <table:table-cell office:value-type="string" calcext:value-type="string">
            <text:p>OGAH Adamu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R</text:p>
          </table:table-cell>
          <table:table-cell office:value-type="string" calcext:value-type="string">
            <text:p>AGBO SULE Esther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R</text:p>
          </table:table-cell>
          <table:table-cell office:value-type="string" calcext:value-type="string">
            <text:p>RAMON Abdulahi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R</text:p>
          </table:table-cell>
          <table:table-cell office:value-type="string" calcext:value-type="string">
            <text:p>AKINTUNDE Samso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R</text:p>
          </table:table-cell>
          <table:table-cell office:value-type="string" calcext:value-type="string">
            <text:p>MADU Danie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R</text:p>
          </table:table-cell>
          <table:table-cell office:value-type="string" calcext:value-type="string">
            <text:p>EGHAGHE Junio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R</text:p>
          </table:table-cell>
          <table:table-cell office:value-type="string" calcext:value-type="string">
            <text:p>HARUNA Grac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R</text:p>
          </table:table-cell>
          <table:table-cell office:value-type="string" calcext:value-type="string">
            <text:p>AGBO Michea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R</text:p>
          </table:table-cell>
          <table:table-cell office:value-type="string" calcext:value-type="string">
            <text:p>IKA BASSEY Basse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R</text:p>
          </table:table-cell>
          <table:table-cell office:value-type="string" calcext:value-type="string">
            <text:p>JOHN Rebecc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R</text:p>
          </table:table-cell>
          <table:table-cell office:value-type="string" calcext:value-type="string">
            <text:p>AYUBA Adija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R</text:p>
          </table:table-cell>
          <table:table-cell office:value-type="string" calcext:value-type="string">
            <text:p>AGBODOBERI Victori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R</text:p>
          </table:table-cell>
          <table:table-cell office:value-type="string" calcext:value-type="string">
            <text:p>EDOSA Ranc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R</text:p>
          </table:table-cell>
          <table:table-cell office:value-type="string" calcext:value-type="string">
            <text:p>ORUWARE Abraha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R</text:p>
          </table:table-cell>
          <table:table-cell office:value-type="string" calcext:value-type="string">
            <text:p>UBAH Raphea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R</text:p>
          </table:table-cell>
          <table:table-cell office:value-type="string" calcext:value-type="string">
            <text:p>AGBO Julie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KOSTER Jason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BISHOP Justine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MANUEL Darcina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DE VILLIERS Moira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PAVLINIC Ivica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KELLY Louise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DILL-RUSSELL Ryan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CHRISTIE Qona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WATSON Keightley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CONNOLLY Elliott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ROUSE Emma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LEAT Adrian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BREWER Mark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WONG Bradle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RIVETT Alex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LEAT Alister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SIMONS Samuel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GATWARD Hayley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CALDER Le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BROWN Finn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REDDY Vinay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JONES Cristyn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ROSSER Sam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IKI Rihari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BISHOP Alexander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HAMMETT Amelia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CHOI Woo Su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PRAGNELL Andrew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VARLEY Sam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ROWLEY Matthew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BRONKHORST Lee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GROGAN Patricia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KNEY Ria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SWEETMAN Fin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PORTER Ashley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MACKENZIE Thomas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VISSER Koe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TOMAI Maia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VAN DER WALT Adel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RAHIER Antoin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STEYN Ockert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WATSON Kasey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BREW Tim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TUILAEPA Jad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KAVANAGH Chanel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ENTWISTLE Jame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FIVET Lorc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ENTWISTLE Sam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DEKKERS Moniqu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SULLIVAN Luk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BUTTERFIELD Andrew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WILLIAMS Jo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JEFFERY Rya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SPINKS Ell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PEART Lewi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DE RIDDER Maarte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STORMONT Vick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GRAY Nichola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MACKEY Hayley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FELTON Shawne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SPINKS Max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BURRA Steffi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ROBERTS Oisi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SLYFIELD Tim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HANNARONG Tatalong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BROOKING Beva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KIRBY Kurt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TRAUB Reec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MCMILLAN Meliss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HONEY Fletcher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VAN GILS Log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PAVLINIC Ti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PRYCE JONES Charlott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NAHI Joshu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SMITH Gareth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SPINKS Zit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KELLY Chelse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BAKER Camero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LLOYD Danie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MOORE Thoma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BOND Mitchel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CARROLL Jurlin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MOORE Ada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BROMAN Jonath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RICHARDS Brah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JONES KING Caleb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POURI LANE Risaleaan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GLADKIH Dmitr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CHOI Se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DUNCE Luc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FAIRLEY Donal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CLUTHA Mahan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GIBSON Matthew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DEWAR Hug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GOODHALL Lia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PITMAN Jonath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BAXTER Hale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PYNENBURG Luk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JORDAN Davi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SCHULER Luk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K</text:p>
          </table:table-cell>
          <table:table-cell office:value-type="string" calcext:value-type="string">
            <text:p>SHAH Hussain Shah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K</text:p>
          </table:table-cell>
          <table:table-cell office:value-type="string" calcext:value-type="string">
            <text:p>KHAN Qaisar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K</text:p>
          </table:table-cell>
          <table:table-cell office:value-type="string" calcext:value-type="string">
            <text:p>SARWAR Wajahat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K</text:p>
          </table:table-cell>
          <table:table-cell office:value-type="string" calcext:value-type="string">
            <text:p>TOYODA Amina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K</text:p>
          </table:table-cell>
          <table:table-cell office:value-type="string" calcext:value-type="string">
            <text:p>AKRAM Nadeem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K</text:p>
          </table:table-cell>
          <table:table-cell office:value-type="string" calcext:value-type="string">
            <text:p>ASHIQ Humai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K</text:p>
          </table:table-cell>
          <table:table-cell office:value-type="string" calcext:value-type="string">
            <text:p>SAMIULLAH Syed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K</text:p>
          </table:table-cell>
          <table:table-cell office:value-type="string" calcext:value-type="string">
            <text:p>HUSSAIN Imtiaz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K</text:p>
          </table:table-cell>
          <table:table-cell office:value-type="string" calcext:value-type="string">
            <text:p>BUTT Karamat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K</text:p>
          </table:table-cell>
          <table:table-cell office:value-type="string" calcext:value-type="string">
            <text:p>MUMTAZ Fouzi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K</text:p>
          </table:table-cell>
          <table:table-cell office:value-type="string" calcext:value-type="string">
            <text:p>AHMED Iftikhar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K</text:p>
          </table:table-cell>
          <table:table-cell office:value-type="string" calcext:value-type="string">
            <text:p>MUHAMMAD HASNAI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K</text:p>
          </table:table-cell>
          <table:table-cell office:value-type="string" calcext:value-type="string">
            <text:p>AIATULLAH 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K</text:p>
          </table:table-cell>
          <table:table-cell office:value-type="string" calcext:value-type="string">
            <text:p>MUHAMMAD Razaq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K</text:p>
          </table:table-cell>
          <table:table-cell office:value-type="string" calcext:value-type="string">
            <text:p>BUTT Ahma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K</text:p>
          </table:table-cell>
          <table:table-cell office:value-type="string" calcext:value-type="string">
            <text:p>IQBAL Muzafa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K</text:p>
          </table:table-cell>
          <table:table-cell office:value-type="string" calcext:value-type="string">
            <text:p>GULL Shumail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K</text:p>
          </table:table-cell>
          <table:table-cell office:value-type="string" calcext:value-type="string">
            <text:p>IQBAL Zahi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K</text:p>
          </table:table-cell>
          <table:table-cell office:value-type="string" calcext:value-type="string">
            <text:p>HUSSAIN Baba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K</text:p>
          </table:table-cell>
          <table:table-cell office:value-type="string" calcext:value-type="string">
            <text:p>ZAHIR Zunair bi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OVINOU Raymond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NELSON Ashaan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VUI Kinsley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ARUSA Kil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VUI Donal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MABULU Siyabulela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PIONTEK Zack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SNYMAN Unelle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VAN ZYL Gideon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LE GRANGE Daniel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WHITEBOOI Geronay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STEMMET Devan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IESEL Charne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MARTIN Jasmin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WHITTAKER Dal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ACTON Galaxy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LANG Katja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REZISE Patrick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BRAND Jeandre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HENRY Vernon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BREYTENBACH Donne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GOMA Lusanda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KEUVELAAR Kevin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HAMAE Khanya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LABUSCHAGNE Chan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MEIRING Marli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VENTER Bernhard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AVIDS Preston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ODDEMEADE Chantell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SCHULTZ Dewald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KRUGER Gerrit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ALLIE Tonet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BIKO Luthando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LOUW Nicolaa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CROUCAMP Caitli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COOK Devo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U PREEZ Vaugh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ADRIAANSE Rozann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HETSANE Mos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BREYTENBACH Thomas-Laszlo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LOURENS Charl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STOCKIGT David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COUSINS Christopher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BOSHOFF Christiaa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ESTERHUYSEN Siobha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COOK Aida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E JAGER Joha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FOURIE Calvi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KNOESTER Sky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VENTER Bernard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ALEXANDER Hann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OLIVIER Zeld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READ Courtney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BARTMAN Kyere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ACACIO Marlo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BRUWER Danic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CAMERON Kayl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VAN DER LINDE Trista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BATTEN Tanit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RAMMUTLA Koketso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PRINSLOO Clariss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BLER Byro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MAPITIZA Lwazi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OUWS Ger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SCORGIE Keschi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UCKWORTH Joh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CHASE Anthe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RAINS Chlo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SEGONECO Katleg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MAGAJANA Lithemb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OLIATH Christell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CHADINHA Jos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ROBINSON Nicol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SENTSO Lerat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RUTER Wille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CROSS Ludwig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ERASMUS Jac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RVAL Pete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YOUNG Pau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WOLAYI Ayand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MBONJENI And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MVA Sinothand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VAN HEERDEN Dawid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BOSMAN Danie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LOPEZ Ju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PRETORIUS Brend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ILIOMEE Christia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PRETORIUS Johanne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SOOKANE Faith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E BRUYN Ju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IEMANN Ja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SEHLABAKA Rebhabil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STANS Leanc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FOURIE Roby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COUVARAS Dionis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MNGQETA Siyabong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SMIT Kendr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WESTON Shona-Leah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MINGAY Seamu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MPONGOSHE Archiebal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PFEFFER Andrea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SECCOMBE Jame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PRINSLOO Jeanne-Mar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CHASE Matthew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PFEFFER Stefa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ZIETSMAN Christia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ACTON Crysta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CROSS Jenit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ZIWA Luzuk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OOSTHUIZEN Danie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WA</text:p>
          </table:table-cell>
          <table:table-cell office:value-type="string" calcext:value-type="string">
            <text:p>MUGABO Ayubu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WA</text:p>
          </table:table-cell>
          <table:table-cell office:value-type="string" calcext:value-type="string">
            <text:p>UWASE Fred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SUA Derek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SMITH Aleni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STOWERS Frank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WATERHOUSE Abner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FAAULIULI Faatasi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VAAI Trista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HALL Herman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MATAELIGA Paselio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MARTEL Xavie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TINEI KOSE Ke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ANTONIO Pin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SUZUKI Toshi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SAILI Asomualemalam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AH SIU Segi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BARTLEY Fanenetuisamoasimanuali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TAI TIN Willia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LESA Filip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Y</text:p>
          </table:table-cell>
          <table:table-cell office:value-type="string" calcext:value-type="string">
            <text:p>DUGASSE Dominic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Y</text:p>
          </table:table-cell>
          <table:table-cell office:value-type="string" calcext:value-type="string">
            <text:p>ROSE Brigitte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Y</text:p>
          </table:table-cell>
          <table:table-cell office:value-type="string" calcext:value-type="string">
            <text:p>FINESSE Nantenaina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Y</text:p>
          </table:table-cell>
          <table:table-cell office:value-type="string" calcext:value-type="string">
            <text:p>VIDOT Jean Michel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Y</text:p>
          </table:table-cell>
          <table:table-cell office:value-type="string" calcext:value-type="string">
            <text:p>PHILOE Leslie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Y</text:p>
          </table:table-cell>
          <table:table-cell office:value-type="string" calcext:value-type="string">
            <text:p>SAVY Lionel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Y</text:p>
          </table:table-cell>
          <table:table-cell office:value-type="string" calcext:value-type="string">
            <text:p>PHILOE Neddy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Y</text:p>
          </table:table-cell>
          <table:table-cell office:value-type="string" calcext:value-type="string">
            <text:p>JEANNE Nady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Y</text:p>
          </table:table-cell>
          <table:table-cell office:value-type="string" calcext:value-type="string">
            <text:p>MARIE Alvi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Y</text:p>
          </table:table-cell>
          <table:table-cell office:value-type="string" calcext:value-type="string">
            <text:p>LABROSSE Franci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Y</text:p>
          </table:table-cell>
          <table:table-cell office:value-type="string" calcext:value-type="string">
            <text:p>JEAN Quessy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Y</text:p>
          </table:table-cell>
          <table:table-cell office:value-type="string" calcext:value-type="string">
            <text:p>PAYET Amandah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Y</text:p>
          </table:table-cell>
          <table:table-cell office:value-type="string" calcext:value-type="string">
            <text:p>VIDOT Marieannett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Y</text:p>
          </table:table-cell>
          <table:table-cell office:value-type="string" calcext:value-type="string">
            <text:p>CESAR Dominiqu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Y</text:p>
          </table:table-cell>
          <table:table-cell office:value-type="string" calcext:value-type="string">
            <text:p>MALBROOK Jess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Y</text:p>
          </table:table-cell>
          <table:table-cell office:value-type="string" calcext:value-type="string">
            <text:p>DOGLEY Graha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Y</text:p>
          </table:table-cell>
          <table:table-cell office:value-type="string" calcext:value-type="string">
            <text:p>CROISEE Derick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Y</text:p>
          </table:table-cell>
          <table:table-cell office:value-type="string" calcext:value-type="string">
            <text:p>LAURENCINE Marcu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Y</text:p>
          </table:table-cell>
          <table:table-cell office:value-type="string" calcext:value-type="string">
            <text:p>ROSE Germai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Y</text:p>
          </table:table-cell>
          <table:table-cell office:value-type="string" calcext:value-type="string">
            <text:p>MICHEL Marti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Y</text:p>
          </table:table-cell>
          <table:table-cell office:value-type="string" calcext:value-type="string">
            <text:p>KING Padd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CHOW Gary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ANG Xuan yi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YANG Yi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ZHOU Yuji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HO Han boo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FORICHON Tani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EYLIA Binte M.H.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KOM Hwee Ru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TANG Jing fang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LOH Timoth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NG Luc Ary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SNG Nichola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TAY Ry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LOW Yilong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ALYSIA Binte M.H.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ANG Ac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MUHAMMAD Ahnaf R.B.A.R.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SOH Walte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KANG Shao qua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LI Jinju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SAK Jun ha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LEE Gareth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TAN Wallac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LIM Cassiopei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KOH Ki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LEE You re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CHEW Jesmin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NG Jero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TSENG Joe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E</text:p>
          </table:table-cell>
          <table:table-cell office:value-type="string" calcext:value-type="string">
            <text:p>HARRIS Fedrick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LOMO Tony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MORGAN Abraha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REPIYALLAGE Chamara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JAYAWARDANA Ruw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PUSHPAKUMARA Rajith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WIJEWARDANA Demuni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GIHAN Darshan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PREMARATHNE Prabath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WICKRAMAGE Jeewanth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KAUSHALYA Sachin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MIGARA KULARATHNA HERATH MUDIYANSELAGE DASU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HAPUARACHCHI Shena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BAPTIST ARAVIN SANJITH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GUNADASA Prabath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WIBUSHANA GEDARA Leteeshiy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DISSANAYAKE Priyanth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AMARASINHE Menuka sameer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WEDAGE ALAIS PITIPANAGE Ruwan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HATHURUSINGHA MUDIYANSELAGE Kawshalya Tharangi Karunarathn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GOONEWARDENA Chamindu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SENEVIRATNE Laxma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RANATUNGA Nimnak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LEEMAGASTHENNE Chandanakumar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MUTHUBANDAGE Prarthan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KALU LIYANNAGE Madushan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MLUGU Andrew Thomas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CHILIPWELI Gervas Leonard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KHAMIS Azzan Hussei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MTAWA Geophrey edwar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MWENDA Thoma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LEWIS RAPHAEL Saim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JUMA Mohamed Khami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ABDALLA Abdulsamad Alaw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GA</text:p>
          </table:table-cell>
          <table:table-cell office:value-type="string" calcext:value-type="string">
            <text:p>FELEMI Inet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GA</text:p>
          </table:table-cell>
          <table:table-cell office:value-type="string" calcext:value-type="string">
            <text:p>FUA Sailos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GA</text:p>
          </table:table-cell>
          <table:table-cell office:value-type="string" calcext:value-type="string">
            <text:p>MOALA Finetuu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GA</text:p>
          </table:table-cell>
          <table:table-cell office:value-type="string" calcext:value-type="string">
            <text:p>MAFI Fugalaau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GA</text:p>
          </table:table-cell>
          <table:table-cell office:value-type="string" calcext:value-type="string">
            <text:p>FAKAOSI Heimul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TO</text:p>
          </table:table-cell>
          <table:table-cell office:value-type="string" calcext:value-type="string">
            <text:p>GEORGE Christopher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TO</text:p>
          </table:table-cell>
          <table:table-cell office:value-type="string" calcext:value-type="string">
            <text:p>WOOD Gabriella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TO</text:p>
          </table:table-cell>
          <table:table-cell office:value-type="string" calcext:value-type="string">
            <text:p>JONES Xavier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TO</text:p>
          </table:table-cell>
          <table:table-cell office:value-type="string" calcext:value-type="string">
            <text:p>WALKER Luke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TO</text:p>
          </table:table-cell>
          <table:table-cell office:value-type="string" calcext:value-type="string">
            <text:p>BOYCE Jelani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TO</text:p>
          </table:table-cell>
          <table:table-cell office:value-type="string" calcext:value-type="string">
            <text:p>MOHAMMED Khaliq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MAHIT Joe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THEUIL Rexly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FIAKAIFONU Nazario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PHEU cedric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MONVOISIN Nicola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CUGOLA Maxenc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DAOLEUANG Florenc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WILLIE Tom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ROUVOUNE Marceau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KALO claud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PATUNVANU Je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NASSE loic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BEN georg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GARDAIS Philipp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BILLY richar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CUMBO Hug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CUMBO George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TARI Veronic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M</text:p>
          </table:table-cell>
          <table:table-cell office:value-type="string" calcext:value-type="string">
            <text:p>PUNZA Mathews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M</text:p>
          </table:table-cell>
          <table:table-cell office:value-type="string" calcext:value-type="string">
            <text:p>MUNYONGA Boas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M</text:p>
          </table:table-cell>
          <table:table-cell office:value-type="string" calcext:value-type="string">
            <text:p>CHINDELE Abigail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M</text:p>
          </table:table-cell>
          <table:table-cell office:value-type="string" calcext:value-type="string">
            <text:p>ZULU Simon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M</text:p>
          </table:table-cell>
          <table:table-cell office:value-type="string" calcext:value-type="string">
            <text:p>MUNGANDU Steven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M</text:p>
          </table:table-cell>
          <table:table-cell office:value-type="string" calcext:value-type="string">
            <text:p>KASWANGA Andrew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M</text:p>
          </table:table-cell>
          <table:table-cell office:value-type="string" calcext:value-type="string">
            <text:p>PHIRI Andrew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M</text:p>
          </table:table-cell>
          <table:table-cell office:value-type="string" calcext:value-type="string">
            <text:p>PHIRI Agid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M</text:p>
          </table:table-cell>
          <table:table-cell office:value-type="string" calcext:value-type="string">
            <text:p>NYONDO Joshu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M</text:p>
          </table:table-cell>
          <table:table-cell office:value-type="string" calcext:value-type="string">
            <text:p>ZUNGU Naom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M</text:p>
          </table:table-cell>
          <table:table-cell office:value-type="string" calcext:value-type="string">
            <text:p>SYAMWAMPE Victo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M</text:p>
          </table:table-cell>
          <table:table-cell office:value-type="string" calcext:value-type="string">
            <text:p>SIAPEYA Lestin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M</text:p>
          </table:table-cell>
          <table:table-cell office:value-type="string" calcext:value-type="string">
            <text:p>MWABI Michae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M</text:p>
          </table:table-cell>
          <table:table-cell office:value-type="string" calcext:value-type="string">
            <text:p>NYONDO Mildre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M</text:p>
          </table:table-cell>
          <table:table-cell office:value-type="string" calcext:value-type="string">
            <text:p>MASUKU Rache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M</text:p>
          </table:table-cell>
          <table:table-cell office:value-type="string" calcext:value-type="string">
            <text:p>SANDO Esth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M</text:p>
          </table:table-cell>
          <table:table-cell office:value-type="string" calcext:value-type="string">
            <text:p>ZULU Lydi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M</text:p>
          </table:table-cell>
          <table:table-cell office:value-type="string" calcext:value-type="string">
            <text:p>KAMWANDI Edwar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Years" table:style-name="ta1">
        <table:table-column table:style-name="co4" table:default-cell-style-name="Default"/>
        <table:table-column table:style-name="co7" table:default-cell-style-name="ce4"/>
        <table:table-column table:style-name="co4" table:default-cell-style-name="ce6"/>
        <table:table-column table:style-name="co4" table:default-cell-style-name="ce8"/>
        <table:table-column table:style-name="co4" table:default-cell-style-name="Default"/>
        <table:table-row table:style-name="ro1">
          <table:table-cell/>
          <table:table-cell table:style-name="ce3" office:value-type="string" calcext:value-type="string">
            <text:p>Contests by commonwealth nation athletes by year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199" calcext:value-type="float">
            <text:p>199</text:p>
          </table:table-cell>
          <table:table-cell table:style-name="Default"/>
          <table:table-cell table:formula="of:=SUM([.C3:.C13])" office:value-type="float" office:value="23580" calcext:value-type="float">
            <text:p>2358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213" calcext:value-type="float">
            <text:p>213</text:p>
          </table:table-cell>
          <table:table-cell table:formula="of:=[.C4]-[.C3]"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150" calcext:value-type="float">
            <text:p>150</text:p>
          </table:table-cell>
          <table:table-cell table:formula="of:=[.C5]-[.C4]" office:value-type="float" office:value="-63" calcext:value-type="float">
            <text:p>-63</text:p>
          </table:table-cell>
          <table:table-cell/>
        </table:table-row>
        <table:table-row table:style-name="ro1">
          <table:table-cell/>
          <table:table-cell table:style-name="ce5" office:value-type="float" office:value="2012" calcext:value-type="float">
            <text:p>2012</text:p>
          </table:table-cell>
          <table:table-cell table:style-name="ce7" office:value-type="float" office:value="1284" calcext:value-type="float">
            <text:p>1284</text:p>
          </table:table-cell>
          <table:table-cell table:formula="of:=[.C6]-[.C5]" office:value-type="float" office:value="1134" calcext:value-type="float">
            <text:p>1,134</text:p>
          </table:table-cell>
          <table:table-cell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1391" calcext:value-type="float">
            <text:p>1391</text:p>
          </table:table-cell>
          <table:table-cell table:formula="of:=[.C7]-[.C6]" office:value-type="float" office:value="107" calcext:value-type="float">
            <text:p>107</text:p>
          </table:table-cell>
          <table:table-cell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1779" calcext:value-type="float">
            <text:p>1779</text:p>
          </table:table-cell>
          <table:table-cell table:formula="of:=[.C8]-[.C7]" office:value-type="float" office:value="388" calcext:value-type="float">
            <text:p>388</text:p>
          </table:table-cell>
          <table:table-cell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4632" calcext:value-type="float">
            <text:p>4632</text:p>
          </table:table-cell>
          <table:table-cell table:formula="of:=[.C9]-[.C8]" office:value-type="float" office:value="2853" calcext:value-type="float">
            <text:p>2,853</text:p>
          </table:table-cell>
          <table:table-cell/>
        </table:table-row>
        <table:table-row table:style-name="ro1">
          <table:table-cell/>
          <table:table-cell table:style-name="ce5" office:value-type="float" office:value="2016" calcext:value-type="float">
            <text:p>2016</text:p>
          </table:table-cell>
          <table:table-cell table:style-name="ce7" office:value-type="float" office:value="3493" calcext:value-type="float">
            <text:p>3493</text:p>
          </table:table-cell>
          <table:table-cell table:formula="of:=[.C10]-[.C9]" office:value-type="float" office:value="-1139" calcext:value-type="float">
            <text:p>-1,139</text:p>
          </table:table-cell>
          <table:table-cell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3665" calcext:value-type="float">
            <text:p>3665</text:p>
          </table:table-cell>
          <table:table-cell table:formula="of:=[.C11]-[.C10]" office:value-type="float" office:value="172" calcext:value-type="float">
            <text:p>172</text:p>
          </table:table-cell>
          <table:table-cell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4918" calcext:value-type="float">
            <text:p>4918</text:p>
          </table:table-cell>
          <table:table-cell table:formula="of:=[.C12]-[.C11]" office:value-type="float" office:value="1253" calcext:value-type="float">
            <text:p>1,253</text:p>
          </table:table-cell>
          <table:table-cell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1856" calcext:value-type="float">
            <text:p>1856</text:p>
          </table:table-cell>
          <table:table-cell table:formula="of:=[.C13]-[.C12]" office:value-type="float" office:value="-3062" calcext:value-type="float">
            <text:p>-3,062</text:p>
          </table:table-cell>
          <table:table-cell/>
        </table:table-row>
        <calcext:conditional-formats>
          <calcext:conditional-format calcext:target-range-address="Years.D4:Years.D13">
            <calcext:condition calcext:apply-style-name="Accent" calcext:value="&lt;0" calcext:base-cell-address="Years.D4"/>
          </calcext:conditional-format>
        </calcext:conditional-formats>
      </table:table>
      <table:named-expressions/>
      <table:database-ranges>
        <table:database-range table:name="__Anonymous_Sheet_DB__0" table:target-range-address="commonwealth_athletes.A1:commonwealth_athletes.C1048576" table:contains-header="false">
          <table:sort>
            <table:sort-by table:field-number="0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/00/0000</text:date>, <text:time style:data-style-name="N2" text:time-value="21:27:16.175012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09-20T21:41:52.047578429</dc:date>
    <meta:editing-duration>PT11M11S</meta:editing-duration>
    <meta:editing-cycles>2</meta:editing-cycles>
    <meta:generator>LibreOffice/6.3.1.2$Linux_X86_64 LibreOffice_project/30$Build-2</meta:generator>
    <meta:document-statistic meta:table-count="2" meta:cell-count="6578" meta:object-count="0"/>
  </office:meta>
</office:document-meta>
</file>